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0.674cm"/>
    </style:style>
    <style:style style:name="co5" style:family="table-column">
      <style:table-column-properties fo:break-before="auto" style:column-width="0.573cm"/>
    </style:style>
    <style:style style:name="co6" style:family="table-column">
      <style:table-column-properties fo:break-before="auto" style:column-width="0.732cm"/>
    </style:style>
    <style:style style:name="co7" style:family="table-column">
      <style:table-column-properties fo:break-before="auto" style:column-width="3.8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ff66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end" fo:margin-left="0cm"/>
      <style:text-properties fo:color="#99ff66"/>
    </style:style>
    <style:style style:name="ce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9"/>
    <style:style style:name="ce13" style:family="table-cell" style:parent-style-name="Default" style:data-style-name="N108">
      <style:table-cell-properties fo:background-color="#99ff66"/>
    </style:style>
    <style:style style:name="ce14" style:family="table-cell" style:parent-style-name="Default" style:data-style-name="N108">
      <style:table-cell-properties fo:background-color="#ccff66"/>
    </style:style>
    <style:style style:name="ce15" style:family="table-cell" style:parent-style-name="Default" style:data-style-name="N109">
      <style:table-cell-properties fo:background-color="#ccff66"/>
    </style:style>
    <style:style style:name="ce16" style:family="table-cell" style:parent-style-name="Default" style:data-style-name="N109">
      <style:table-cell-properties fo:background-color="#99ff66"/>
    </style:style>
    <style:style style:name="ce17" style:family="table-cell" style:parent-style-name="Default" style:data-style-name="N108"/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 fo:font-weight="bold" style:font-weight-asian="bold" style:font-weight-complex="bold"/>
    </style:style>
    <style:style style:name="ce20" style:family="table-cell" style:parent-style-name="Default">
      <style:text-properties fo:color="#ff0000" fo:font-weight="bold" style:font-weight-asian="bold" style:font-weight-complex="bold"/>
    </style:style>
    <style:style style:name="ce21" style:family="table-cell" style:parent-style-name="Default" style:data-style-name="N109">
      <style:table-cell-properties fo:background-color="#004586"/>
      <style:text-properties fo:color="#66ff00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 style:data-style-name="N109">
      <style:table-cell-properties fo:background-color="#99ff66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109">
      <style:table-cell-properties fo:background-color="#ccff00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109">
      <style:table-cell-properties fo:background-color="#ccff66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 style:data-style-name="N108">
      <style:table-cell-properties fo:background-color="#000000"/>
      <style:text-properties fo:color="#ffffff"/>
    </style:style>
    <style:style style:name="ce26" style:family="table-cell" style:parent-style-name="Default" style:data-style-name="N108">
      <style:table-cell-properties fo:background-color="transparent"/>
    </style:style>
    <style:style style:name="ce27" style:family="table-cell" style:parent-style-name="Default" style:data-style-name="N109">
      <style:table-cell-properties fo:background-color="transparent"/>
    </style:style>
  </office:automatic-styles>
  <office:body>
    <office:spreadsheet>
      <table:table table:name="Arkusz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7"/>
        <table:table-column table:style-name="co4" table:default-cell-style-name="Default"/>
        <table:table-column table:style-name="co5" table:default-cell-style-name="ce8"/>
        <table:table-column table:style-name="co6" table:default-cell-style-name="ce12"/>
        <table:table-column table:style-name="co7" table:default-cell-style-name="ce17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12"/>
        <table:table-column table:style-name="co7" table:default-cell-style-name="Default"/>
        <table:table-column table:style-name="co2" table:number-columns-repeated="100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2"/>
          <table:table-cell table:style-name="ce17"/>
          <table:table-cell/>
          <table:table-cell table:style-name="ce21" office:value-type="string">
            <text:p>SSO</text:p>
          </table:table-cell>
          <table:table-cell table:number-columns-repeated="2"/>
          <table:table-cell table:style-name="Default" table:number-columns-repeated="2"/>
          <table:table-cell/>
          <table:table-cell table:style-name="ce12"/>
          <table:table-cell table:style-name="ce17"/>
          <table:table-cell/>
          <table:table-cell table:style-name="ce21" office:value-type="string">
            <text:p>SSZ</text:p>
          </table:table-cell>
          <table:table-cell table:number-columns-repeated="2"/>
          <table:table-cell table:style-name="Default"/>
          <table:table-cell table:number-columns-repeated="2"/>
          <table:table-cell table:style-name="ce12"/>
          <table:table-cell table:style-name="ce17"/>
          <table:table-cell/>
          <table:table-cell table:style-name="ce21" office:value-type="string">
            <text:p>DEVELOP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2"/>
          <table:table-cell table:style-name="ce17"/>
          <table:table-cell/>
          <table:table-cell table:style-name="ce21" table:formula="of:=SUM([.F5:.F17])" office:value-type="float" office:value="247293.443208547">
            <text:p>247 293,44</text:p>
          </table:table-cell>
          <table:table-cell table:number-columns-repeated="2"/>
          <table:table-cell table:style-name="Default" table:number-columns-repeated="2"/>
          <table:table-cell/>
          <table:table-cell table:style-name="ce12"/>
          <table:table-cell table:style-name="ce17"/>
          <table:table-cell/>
          <table:table-cell table:style-name="ce21" table:formula="of:=SUM([.O5:.O16])" office:value-type="float" office:value="315793.443208547">
            <text:p>315 793,44</text:p>
          </table:table-cell>
          <table:table-cell table:number-columns-repeated="2"/>
          <table:table-cell table:style-name="Default"/>
          <table:table-cell table:number-columns-repeated="2"/>
          <table:table-cell table:style-name="ce12"/>
          <table:table-cell table:style-name="ce17"/>
          <table:table-cell/>
          <table:table-cell table:style-name="ce21" table:formula="of:=SUM([.X5:.X16])" office:value-type="float" office:value="592333.643208547">
            <text:p>592 333,64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materiał</text:p>
          </table:table-cell>
          <table:table-cell table:style-name="ce17" office:value-type="string">
            <text:p>robota</text:p>
          </table:table-cell>
          <table:table-cell office:value-type="string">
            <text:p>dodatkow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7"/>
          <table:table-cell table:number-columns-repeated="4"/>
          <table:table-cell table:style-name="Default"/>
          <table:table-cell table:number-columns-repeated="3"/>
          <table:table-cell table:style-name="ce17"/>
          <table:table-cell table:number-columns-repeated="1002"/>
        </table:table-row>
        <table:table-row table:style-name="ro1">
          <table:table-cell table:style-name="ce1" office:value-type="string">
            <text:p>FUND</text:p>
          </table:table-cell>
          <table:table-cell table:style-name="ce6"/>
          <table:table-cell table:style-name="ce13" table:formula="of:=[.F20]" office:value-type="currency" office:currency="PLN" office:value="45886.7756307692">
            <text:p>45 886,78 zł</text:p>
          </table:table-cell>
          <table:table-cell table:style-name="ce6" office:value-type="float" office:value="62000">
            <text:p>62000</text:p>
          </table:table-cell>
          <table:table-cell table:style-name="ce6"/>
          <table:table-cell table:style-name="ce22" table:formula="of:=SUM([.C5:.E7])" office:value-type="float" office:value="110886.775630769">
            <text:p>110 886,78</text:p>
          </table:table-cell>
          <table:table-cell table:number-columns-repeated="2"/>
          <table:table-cell table:style-name="Default"/>
          <table:table-cell table:style-name="ce1" office:value-type="string">
            <text:p>SSO</text:p>
          </table:table-cell>
          <table:table-cell table:style-name="ce6"/>
          <table:table-cell table:style-name="ce13"/>
          <table:table-cell table:style-name="ce6" table:number-columns-repeated="2"/>
          <table:table-cell table:style-name="ce22" table:formula="of:=[.F3]" office:value-type="float" office:value="247293.443208547">
            <text:p>247 293,44</text:p>
          </table:table-cell>
          <table:table-cell table:number-columns-repeated="2"/>
          <table:table-cell table:style-name="Default"/>
          <table:table-cell table:style-name="ce1" office:value-type="string">
            <text:p>SSZ</text:p>
          </table:table-cell>
          <table:table-cell table:style-name="ce6"/>
          <table:table-cell table:style-name="ce13"/>
          <table:table-cell table:style-name="ce6" table:number-columns-repeated="2"/>
          <table:table-cell table:style-name="ce22" table:formula="of:=[.O3]" office:value-type="float" office:value="315793.443208547">
            <text:p>315 793,44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6" office:value-type="string">
            <text:p>kopara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table:style-name="ce2" office:value-type="string">
            <text:p>STOLARKA ZEW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23" table:formula="of:=[.O20]" office:value-type="float" office:value="68500">
            <text:p>68 500,00</text:p>
          </table:table-cell>
          <table:table-cell table:number-columns-repeated="2"/>
          <table:table-cell table:style-name="Default"/>
          <table:table-cell table:style-name="ce2" office:value-type="string">
            <text:p>ELEWACJA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23" table:formula="of:=[.X20]" office:value-type="float" office:value="76752">
            <text:p>76 752,0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6" office:value-type="string">
            <text:p>kanalizacja</text:p>
          </table:table-cell>
          <table:table-cell table:style-name="ce6" table:number-columns-repeated="2"/>
          <table:table-cell table:style-name="ce6" office:value-type="float" office:value="3000">
            <text:p>300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ce1" office:value-type="string">
            <text:p>TYNKI</text:p>
          </table:table-cell>
          <table:table-cell table:style-name="ce6"/>
          <table:table-cell table:style-name="ce13"/>
          <table:table-cell table:style-name="ce6" table:number-columns-repeated="2"/>
          <table:table-cell table:style-name="ce22" table:formula="of:=[.X24]" office:value-type="float" office:value="39778.2">
            <text:p>39 778,2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C PARTERU</text:p>
          </table:table-cell>
          <table:table-cell table:style-name="ce7"/>
          <table:table-cell table:style-name="ce14" table:formula="of:=[.F71]" office:value-type="currency" office:currency="PLN" office:value="4182.9922">
            <text:p>4 182,99 zł</text:p>
          </table:table-cell>
          <table:table-cell table:style-name="ce7" table:number-columns-repeated="2"/>
          <table:table-cell table:style-name="ce23" table:formula="of:=SUM([.C8:.E9])" office:value-type="float" office:value="4182.9922">
            <text:p>4 182,99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ce2" office:value-type="string">
            <text:p>POSADZKI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23" table:formula="of:=[.X31]" office:value-type="float" office:value="5010">
            <text:p>5 010,0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7"/>
          <table:table-cell table:style-name="ce15"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Default"/>
          <table:table-cell table:style-name="ce1" office:value-type="string">
            <text:p>PRZYŁĄCZE WODY</text:p>
          </table:table-cell>
          <table:table-cell table:style-name="ce6"/>
          <table:table-cell table:style-name="ce13"/>
          <table:table-cell table:style-name="ce6" table:number-columns-repeated="2"/>
          <table:table-cell table:style-name="ce22" office:value-type="float" office:value="5000">
            <text:p>5 000,00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STROP</text:p>
          </table:table-cell>
          <table:table-cell table:style-name="ce6"/>
          <table:table-cell table:style-name="ce13" table:formula="of:=[.F107]+[.F110]" office:value-type="currency" office:currency="PLN" office:value="33308.8672">
            <text:p>33 308,87 zł</text:p>
          </table:table-cell>
          <table:table-cell table:style-name="ce6" table:number-columns-repeated="2"/>
          <table:table-cell table:style-name="ce22" table:formula="of:=SUM([.C10:.E12])" office:value-type="float" office:value="33308.8672">
            <text:p>33 308,87</text:p>
          </table:table-cell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style-name="ce2" office:value-type="string">
            <text:p>PRZYŁĄCZE PRADU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23" office:value-type="float" office:value="5000">
            <text:p>5 000,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6"/>
          <table:table-cell table:style-name="ce16"/>
          <table:table-cell table:style-name="ce6" table:number-columns-repeated="2"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style-name="ce1" office:value-type="string">
            <text:p>KANALIZACJA ZEW</text:p>
          </table:table-cell>
          <table:table-cell table:style-name="ce6"/>
          <table:table-cell table:style-name="ce13"/>
          <table:table-cell table:style-name="ce6" table:number-columns-repeated="2"/>
          <table:table-cell table:style-name="ce22" office:value-type="float" office:value="25000">
            <text:p>25 000,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6" office:value-type="string">
            <text:p>deskowanie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style-name="ce2" office:value-type="string">
            <text:p>instalacje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23" office:value-type="float" office:value="120000">
            <text:p>120 000,0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C PODDASZA</text:p>
          </table:table-cell>
          <table:table-cell table:style-name="ce7"/>
          <table:table-cell table:style-name="ce14" table:formula="of:=SUM([.F113:.F129])" office:value-type="currency" office:currency="PLN" office:value="8002.2144">
            <text:p>8 002,21 zł</text:p>
          </table:table-cell>
          <table:table-cell table:style-name="ce7" table:number-columns-repeated="2"/>
          <table:table-cell table:style-name="ce24" table:formula="of:=SUM([.C13:.E14])" office:value-type="float" office:value="8002.2144">
            <text:p>8 002,21</text:p>
          </table:table-cell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1" office:value-type="string">
            <text:p>DACH</text:p>
          </table:table-cell>
          <table:table-cell table:style-name="ce6"/>
          <table:table-cell table:style-name="ce13" table:formula="of:=SUM([.F132:.F161])" office:value-type="currency" office:currency="PLN" office:value="62212.5937777778">
            <text:p>62 212,59 zł</text:p>
          </table:table-cell>
          <table:table-cell table:style-name="ce6" table:number-columns-repeated="2"/>
          <table:table-cell table:style-name="ce22" table:formula="of:=SUM([.C15:.E16])" office:value-type="float" office:value="90912.5937777778">
            <text:p>90 912,59</text:p>
          </table:table-cell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6" table:formula="of:=310*90+800" office:value-type="float" office:value="28700">
            <text:p>28700</text:p>
          </table:table-cell>
          <table:table-cell table:style-name="ce6"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DZIAŁÓWKI</text:p>
          </table:table-cell>
          <table:table-cell table:style-name="ce7"/>
          <table:table-cell table:style-name="ce14" table:formula="of:=[.F164]" office:value-type="currency" office:currency="PLN" office:value="0">
            <text:p>0,00 zł</text:p>
          </table:table-cell>
          <table:table-cell table:style-name="ce7" table:number-columns-repeated="2"/>
          <table:table-cell table:style-name="ce24" table:formula="of:=[.C17]+[.D19]" office:value-type="float" office:value="0">
            <text:p>00,00</text:p>
          </table:table-cell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/>
          <table:table-cell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17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4" office:value-type="string">
            <text:p>FUNDAMENTY</text:p>
          </table:table-cell>
          <table:table-cell table:style-name="ce8" table:number-columns-repeated="4"/>
          <table:table-cell table:style-name="ce25" table:formula="of:=SUM([.F21:.F70])" office:value-type="currency" office:currency="PLN" office:value="45886.7756307692">
            <text:p>45 886,78 zł</text:p>
          </table:table-cell>
          <table:table-cell table:number-columns-repeated="2"/>
          <table:table-cell table:style-name="Default"/>
          <table:table-cell table:style-name="ce4" office:value-type="string">
            <text:p>STOLARKA</text:p>
          </table:table-cell>
          <table:table-cell table:style-name="ce8" table:number-columns-repeated="4"/>
          <table:table-cell table:style-name="ce25" table:formula="of:=SUM([.O21:.O31])" office:value-type="currency" office:currency="PLN" office:value="68500">
            <text:p>68 500,00 zł</text:p>
          </table:table-cell>
          <table:table-cell table:number-columns-repeated="2"/>
          <table:table-cell table:style-name="Default"/>
          <table:table-cell table:style-name="ce4" office:value-type="string">
            <text:p>ELEWACJA</text:p>
          </table:table-cell>
          <table:table-cell table:style-name="ce8" table:number-columns-repeated="4"/>
          <table:table-cell table:style-name="ce25" table:formula="of:=[.X22]" office:value-type="currency" office:currency="PLN" office:value="76752">
            <text:p>76 752,00 zł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</text:p>
          </table:table-cell>
          <table:table-cell office:value-type="string">
            <text:p>m2</text:p>
          </table:table-cell>
          <table:table-cell table:number-columns-repeated="3"/>
          <table:table-cell table:style-name="Default"/>
          <table:table-cell office:value-type="string">
            <text:p>powierzchnia elewacji</text:p>
          </table:table-cell>
          <table:table-cell table:formula="of:=135/2*4+30-SUM([.N22:.N30])" office:value-type="float" office:value="255.84">
            <text:p>255,84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2">
          <table:table-cell office:value-type="string">
            <text:p>łąwy dlugość</text:p>
          </table:table-cell>
          <table:table-cell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5"/>
          <table:table-cell table:style-name="Default"/>
          <table:table-cell table:style-name="Default" office:value-type="string">
            <text:p>drzwi wejściowe</text:p>
          </table:table-cell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table:formula="of:=[.K22]/100*[.L22]/100*[.M22]" office:value-type="float" office:value="3.36">
            <text:p>3,36</text:p>
          </table:table-cell>
          <table:table-cell table:style-name="ce17" office:value-type="currency" office:currency="PLN" office:value="10000">
            <text:p>10 000,00 zł</text:p>
          </table:table-cell>
          <table:table-cell table:number-columns-repeated="2"/>
          <table:table-cell table:style-name="Default"/>
          <table:table-cell office:value-type="string">
            <text:p>Robota + materiał</text:p>
          </table:table-cell>
          <table:table-cell office:value-type="float" office:value="300">
            <text:p>300</text:p>
          </table:table-cell>
          <table:table-cell office:value-type="string">
            <text:p>zł/m2</text:p>
          </table:table-cell>
          <table:table-cell table:number-columns-repeated="2"/>
          <table:table-cell table:formula="of:=[.T22]*[.T21]" office:value-type="float" office:value="76752">
            <text:p>76752</text:p>
          </table:table-cell>
          <table:table-cell table:number-columns-repeated="1000"/>
        </table:table-row>
        <table:table-row table:style-name="ro1">
          <table:table-cell office:value-type="string">
            <text:p>przekrój</text:p>
          </table:table-cell>
          <table:table-cell table:formula="of:=0.4*0.6" office:value-type="float" office:value="0.24">
            <text:p>0,24</text:p>
          </table:table-cell>
          <table:table-cell office:value-type="string">
            <text:p>m2</text:p>
          </table:table-cell>
          <table:table-cell office:value-type="string">
            <text:p>cena beton m3 </text:p>
          </table:table-cell>
          <table:table-cell table:style-name="ce18" office:value-type="float" office:value="400">
            <text:p>400</text:p>
          </table:table-cell>
          <table:table-cell table:number-columns-repeated="3"/>
          <table:table-cell table:style-name="Default"/>
          <table:table-cell table:style-name="Default" office:value-type="string">
            <text:p>brama kotłowni</text:p>
          </table:table-cell>
          <table:table-cell office:value-type="float" office:value="300">
            <text:p>30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[.K23]/100*[.L23]/100*[.M23]" office:value-type="float" office:value="6.6">
            <text:p>6,6</text:p>
          </table:table-cell>
          <table:table-cell table:style-name="ce17" office:value-type="currency" office:currency="PLN" office:value="4000">
            <text:p>4 000,00 zł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objętość</text:p>
          </table:table-cell>
          <table:table-cell table:formula="of:=[.B23]*[.B22]" office:value-type="float" office:value="22.08">
            <text:p>22,08</text:p>
          </table:table-cell>
          <table:table-cell office:value-type="string">
            <text:p>m3</text:p>
          </table:table-cell>
          <table:table-cell office:value-type="string">
            <text:p>cena beton</text:p>
          </table:table-cell>
          <table:table-cell table:style-name="ce19" table:formula="of:=[.B24]*[.E23]" office:value-type="float" office:value="8832">
            <text:p>8832</text:p>
          </table:table-cell>
          <table:table-cell table:formula="of:=[.E24]" office:value-type="currency" office:currency="PLN" office:value="8832">
            <text:p>8 832,00 zł</text:p>
          </table:table-cell>
          <table:table-cell table:number-columns-repeated="2"/>
          <table:table-cell table:style-name="Default"/>
          <table:table-cell table:style-name="Default" office:value-type="string">
            <text:p>okno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4]/100*[.L24]/100*[.M24]" office:value-type="float" office:value="3.45">
            <text:p>3,45</text:p>
          </table:table-cell>
          <table:table-cell table:style-name="ce17" office:value-type="currency" office:currency="PLN" office:value="2600">
            <text:p>2 600,00 zł</text:p>
          </table:table-cell>
          <table:table-cell table:number-columns-repeated="2"/>
          <table:table-cell table:style-name="Default"/>
          <table:table-cell table:style-name="ce4" office:value-type="string">
            <text:p>TYNKI</text:p>
          </table:table-cell>
          <table:table-cell table:style-name="ce8" table:number-columns-repeated="4"/>
          <table:table-cell table:style-name="ce25" table:formula="of:=SUM([.X25:.X29])" office:value-type="currency" office:currency="PLN" office:value="39778.2">
            <text:p>39 778,20 zł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>
            <text:p>okno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[.K25]/100*[.L25]/100*[.M25]" office:value-type="float" office:value="4.14">
            <text:p>4,14</text:p>
          </table:table-cell>
          <table:table-cell table:style-name="ce17" office:value-type="currency" office:currency="PLN" office:value="1400">
            <text:p>1 400,00 zł</text:p>
          </table:table-cell>
          <table:table-cell table:number-columns-repeated="2"/>
          <table:table-cell table:style-name="Default"/>
          <table:table-cell office:value-type="string">
            <text:p>powierzchnia sufitu</text:p>
          </table:table-cell>
          <table:table-cell office:value-type="float" office:value="167">
            <text:p>167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1">
          <table:table-cell office:value-type="string">
            <text:p>Stal #12</text:p>
          </table:table-cell>
          <table:table-cell/>
          <table:table-cell office:value-type="string">
            <text:p>m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[.K26]/100*[.L26]/100*[.M26]" office:value-type="float" office:value="5.52">
            <text:p>5,52</text:p>
          </table:table-cell>
          <table:table-cell table:style-name="ce17" office:value-type="currency" office:currency="PLN" office:value="2400">
            <text:p>2 400,00 zł</text:p>
          </table:table-cell>
          <table:table-cell table:number-columns-repeated="2"/>
          <table:table-cell table:style-name="Default"/>
          <table:table-cell office:value-type="string">
            <text:p>dł scian</text:p>
          </table:table-cell>
          <table:table-cell table:formula="of:=139/2+135" office:value-type="float" office:value="204.5">
            <text:p>204,5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1">
          <table:table-cell office:value-type="string">
            <text:p>Waga #12 1m</text:p>
          </table:table-cell>
          <table:table-cell/>
          <table:table-cell office:value-type="string">
            <text:p>kg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350">
            <text:p>3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7]/100*[.L27]/100*[.M27]" office:value-type="float" office:value="8.05">
            <text:p>8,05</text:p>
          </table:table-cell>
          <table:table-cell table:style-name="ce17" office:value-type="currency" office:currency="PLN" office:value="16000">
            <text:p>16 000,00 zł</text:p>
          </table:table-cell>
          <table:table-cell table:number-columns-repeated="2"/>
          <table:table-cell table:style-name="Default"/>
          <table:table-cell office:value-type="string">
            <text:p>wys sc</text:p>
          </table:table-cell>
          <table:table-cell office:value-type="float" office:value="2.72">
            <text:p>2,72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1">
          <table:table-cell office:value-type="string">
            <text:p>Waga #12</text:p>
          </table:table-cell>
          <table:table-cell/>
          <table:table-cell office:value-type="string">
            <text:p>kg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8]/100*[.L28]/100*[.M28]" office:value-type="float" office:value="5.75">
            <text:p>5,75</text:p>
          </table:table-cell>
          <table:table-cell table:style-name="ce17" office:value-type="currency" office:currency="PLN" office:value="11000">
            <text:p>11 000,00 zł</text:p>
          </table:table-cell>
          <table:table-cell table:number-columns-repeated="2"/>
          <table:table-cell table:style-name="Default"/>
          <table:table-cell office:value-type="string">
            <text:p>powierzchnia scian</text:p>
          </table:table-cell>
          <table:table-cell table:formula="of:=[.T27]*[.T26]" office:value-type="float" office:value="556.24">
            <text:p>556,24</text:p>
          </table:table-cell>
          <table:table-cell office:value-type="string">
            <text:p>m2</text:p>
          </table:table-cell>
          <table:table-cell office:value-type="string">
            <text:p>cena tynki</text:p>
          </table:table-cell>
          <table:table-cell table:style-name="ce18" office:value-type="float" office:value="55">
            <text:p>55</text:p>
          </table:table-cell>
          <table:table-cell table:style-name="ce17"/>
          <table:table-cell table:number-columns-repeated="1000"/>
        </table:table-row>
        <table:table-row table:style-name="ro1">
          <table:table-cell office:value-type="string">
            <text:p>Stal #6 </text:p>
          </table:table-cell>
          <table:table-cell/>
          <table:table-cell office:value-type="string">
            <text:p>m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350">
            <text:p>3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K29]/100*[.L29]/100*[.M29]" office:value-type="float" office:value="3.15">
            <text:p>3,15</text:p>
          </table:table-cell>
          <table:table-cell table:style-name="ce17" office:value-type="currency" office:currency="PLN" office:value="0">
            <text:p>0,00 zł</text:p>
          </table:table-cell>
          <table:table-cell table:number-columns-repeated="2"/>
          <table:table-cell table:style-name="Default"/>
          <table:table-cell office:value-type="string">
            <text:p>pow ogółem</text:p>
          </table:table-cell>
          <table:table-cell table:formula="of:=[.T28]+[.T25]" office:value-type="float" office:value="723.24">
            <text:p>723,24</text:p>
          </table:table-cell>
          <table:table-cell office:value-type="string">
            <text:p>m2</text:p>
          </table:table-cell>
          <table:table-cell office:value-type="string">
            <text:p>cena tynki</text:p>
          </table:table-cell>
          <table:table-cell table:style-name="ce19" table:formula="of:=[.T29]*[.W28]" office:value-type="float" office:value="39778.2">
            <text:p>39778,2</text:p>
          </table:table-cell>
          <table:table-cell table:style-name="ce17" table:formula="of:=[.W29]" office:value-type="currency" office:currency="PLN" office:value="39778.2">
            <text:p>39 778,20 zł</text:p>
          </table:table-cell>
          <table:table-cell table:number-columns-repeated="1000"/>
        </table:table-row>
        <table:table-row table:style-name="ro1">
          <table:table-cell office:value-type="string">
            <text:p>Waga #6 1m</text:p>
          </table:table-cell>
          <table:table-cell/>
          <table:table-cell office:value-type="string">
            <text:p>kg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table:formula="of:=[.K30]/100*[.L30]/100*[.M30]" office:value-type="float" office:value="4.14">
            <text:p>4,14</text:p>
          </table:table-cell>
          <table:table-cell table:style-name="ce17" office:value-type="currency" office:currency="PLN" office:value="1100">
            <text:p>1 100,00 zł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Waga #6</text:p>
          </table:table-cell>
          <table:table-cell/>
          <table:table-cell office:value-type="string">
            <text:p>kg</text:p>
          </table:table-cell>
          <table:table-cell table:number-columns-repeated="5"/>
          <table:table-cell table:style-name="Default"/>
          <table:table-cell table:style-name="Default" office:value-type="string">
            <text:p>robota</text:p>
          </table:table-cell>
          <table:table-cell table:number-columns-repeated="4"/>
          <table:table-cell office:value-type="float" office:value="20000">
            <text:p>20000</text:p>
          </table:table-cell>
          <table:table-cell table:number-columns-repeated="2"/>
          <table:table-cell table:style-name="Default"/>
          <table:table-cell table:style-name="ce4" office:value-type="string">
            <text:p>POSADZKI</text:p>
          </table:table-cell>
          <table:table-cell table:style-name="ce8" table:number-columns-repeated="4"/>
          <table:table-cell table:style-name="ce25" table:formula="of:=SUM([.X32:.X36])" office:value-type="currency" office:currency="PLN" office:value="5010">
            <text:p>5 010,00 zł</text:p>
          </table:table-cell>
          <table:table-cell table:number-columns-repeated="1000"/>
        </table:table-row>
        <table:table-row table:style-name="ro1">
          <table:table-cell office:value-type="string">
            <text:p>stal na łąwy</text:p>
          </table:table-cell>
          <table:table-cell/>
          <table:table-cell office:value-type="string">
            <text:p>kg</text:p>
          </table:table-cell>
          <table:table-cell office:value-type="string">
            <text:p>cena stal</text:p>
          </table:table-cell>
          <table:table-cell table:style-name="ce18" table:formula="of:=3.2*1.23" office:value-type="float" office:value="3.936">
            <text:p>3,936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office:value-type="string">
            <text:p>pow pos</text:p>
          </table:table-cell>
          <table:table-cell table:formula="of:=[.T25]" office:value-type="float" office:value="167">
            <text:p>167</text:p>
          </table:table-cell>
          <table:table-cell/>
          <table:table-cell office:value-type="string">
            <text:p>cena posadzki</text:p>
          </table:table-cell>
          <table:table-cell table:style-name="ce18" office:value-type="float" office:value="30">
            <text:p>30</text:p>
          </table:table-cell>
          <table:table-cell table:style-name="ce17"/>
          <table:table-cell table:number-columns-repeated="1000"/>
        </table:table-row>
        <table:table-row table:style-name="ro1">
          <table:table-cell office:value-type="string">
            <text:p>stal na fund</text:p>
          </table:table-cell>
          <table:table-cell table:formula="of:=[zbrojenie.F2]" office:value-type="float" office:value="576.4">
            <text:p>576,4</text:p>
          </table:table-cell>
          <table:table-cell office:value-type="string">
            <text:p>kg</text:p>
          </table:table-cell>
          <table:table-cell office:value-type="string">
            <text:p>cena stal</text:p>
          </table:table-cell>
          <table:table-cell table:style-name="ce19" table:formula="of:=[.E32]*[.B33]" office:value-type="float" office:value="2268.7104">
            <text:p>2268,7104</text:p>
          </table:table-cell>
          <table:table-cell table:formula="of:=[.E33]" office:value-type="currency" office:currency="PLN" office:value="2268.7104">
            <text:p>2 268,71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3"/>
          <table:table-cell office:value-type="string">
            <text:p>cena posadzki</text:p>
          </table:table-cell>
          <table:table-cell table:style-name="ce19" table:formula="of:=[.T25]*[.W32]" office:value-type="float" office:value="5010">
            <text:p>5010</text:p>
          </table:table-cell>
          <table:table-cell table:style-name="ce17" table:formula="of:=[.W33]" office:value-type="currency" office:currency="PLN" office:value="5010">
            <text:p>5 010,00 zł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papa m2</text:p>
          </table:table-cell>
          <table:table-cell table:formula="of:=2*[.B22]/3" office:value-type="float" office:value="61.3333333333333">
            <text:p>61,3333333333</text:p>
          </table:table-cell>
          <table:table-cell/>
          <table:table-cell office:value-type="string">
            <text:p>papa cena 1m2</text:p>
          </table:table-cell>
          <table:table-cell table:style-name="ce18" office:value-type="float" office:value="30">
            <text:p>30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papa cena</text:p>
          </table:table-cell>
          <table:table-cell table:style-name="ce19" table:formula="of:=[.E35]*[.B35]" office:value-type="float" office:value="1840">
            <text:p>1840</text:p>
          </table:table-cell>
          <table:table-cell table:formula="of:=[.E36]" office:value-type="currency" office:currency="PLN" office:value="1840">
            <text:p>1 840,00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2">
          <table:table-cell office:value-type="string">
            <text:p>piasek t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pisek 1t</text:p>
          </table:table-cell>
          <table:table-cell table:style-name="ce18" office:value-type="float" office:value="40">
            <text:p>40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cena pisesek</text:p>
          </table:table-cell>
          <table:table-cell table:style-name="ce19" table:formula="of:=[.E38]*[.B38]" office:value-type="float" office:value="1600">
            <text:p>1600</text:p>
          </table:table-cell>
          <table:table-cell table:formula="of:=[.E39]" office:value-type="currency" office:currency="PLN" office:value="1600">
            <text:p>1 600,00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table:style-name="ce19"/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długość fund</text:p>
          </table:table-cell>
          <table:table-cell table:formula="of:=[.B22]"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warstw</text:p>
          </table:table-cell>
          <table:table-cell office:value-type="float" office:value="9">
            <text:p>9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2">
          <table:table-cell office:value-type="string">
            <text:p>bloczków na warstwe</text:p>
          </table:table-cell>
          <table:table-cell table:formula="of:=[.B41]/0.39" office:value-type="float" office:value="235.897435897436">
            <text:p>235,8974358974</text:p>
          </table:table-cell>
          <table:table-cell office:value-type="string">
            <text:p>szt</text:p>
          </table:table-cell>
          <table:table-cell office:value-type="string">
            <text:p>cena bloczka</text:p>
          </table:table-cell>
          <table:table-cell table:style-name="ce18" office:value-type="float" office:value="3.99">
            <text:p>3,99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bloczków fund</text:p>
          </table:table-cell>
          <table:table-cell table:formula="of:=[.B42]*[.B43]" office:value-type="float" office:value="2123.07692307692">
            <text:p>2123,0769230769</text:p>
          </table:table-cell>
          <table:table-cell/>
          <table:table-cell office:value-type="string">
            <text:p>cena bloczków</text:p>
          </table:table-cell>
          <table:table-cell table:style-name="ce19" table:formula="of:=[.B44]*[.E43]" office:value-type="float" office:value="8471.07692307692">
            <text:p>8471,0769230769</text:p>
          </table:table-cell>
          <table:table-cell table:formula="of:=[.E44]" office:value-type="currency" office:currency="PLN" office:value="8471.07692307692">
            <text:p>8 471,08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zaprawy na bkoczek</text:p>
          </table:table-cell>
          <table:table-cell table:formula="of:=(0.38+0.13)*0.24*0.015" office:value-type="float" office:value="0.001836">
            <text:p>0,001836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office:value-type="string">
            <text:p>zaprawy na fund</text:p>
          </table:table-cell>
          <table:table-cell table:formula="of:=[.B46]*[.B44]" office:value-type="float" office:value="3.89796923076923">
            <text:p>3,8979692308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office:value-type="string">
            <text:p>Z dodatkiem na słupy</text:p>
          </table:table-cell>
          <table:table-cell table:formula="of:=1+[.B47]" office:value-type="float" office:value="4.89796923076923">
            <text:p>4,8979692308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office:value-type="string">
            <text:p>worków cementu na 1m3 </text:p>
          </table:table-cell>
          <table:table-cell table:formula="of:=2000/25" office:value-type="float" office:value="80">
            <text:p>80</text:p>
          </table:table-cell>
          <table:table-cell office:value-type="string">
            <text:p>szt</text:p>
          </table:table-cell>
          <table:table-cell office:value-type="string">
            <text:p>worek cementu </text:p>
          </table:table-cell>
          <table:table-cell table:style-name="ce18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worków cementu</text:p>
          </table:table-cell>
          <table:table-cell table:formula="of:=[.B49]*[.B48]" office:value-type="float" office:value="391.837538461538">
            <text:p>391,8375384615</text:p>
          </table:table-cell>
          <table:table-cell/>
          <table:table-cell office:value-type="string">
            <text:p>cement</text:p>
          </table:table-cell>
          <table:table-cell table:style-name="ce19" table:formula="of:=[.E49]*[.B50]" office:value-type="float" office:value="7836.75076923077">
            <text:p>7836,7507692308</text:p>
          </table:table-cell>
          <table:table-cell table:formula="of:=[.E50]" office:value-type="currency" office:currency="PLN" office:value="7836.75076923077">
            <text:p>7 836,75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zużyci eplastyfikatora na work</text:p>
          </table:table-cell>
          <table:table-cell office:value-type="float" office:value="0.25">
            <text:p>0,25</text:p>
          </table:table-cell>
          <table:table-cell office:value-type="string">
            <text:p>l</text:p>
          </table:table-cell>
          <table:table-cell office:value-type="string">
            <text:p>plastfikaotr za l</text:p>
          </table:table-cell>
          <table:table-cell table:style-name="ce18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plastyfikator</text:p>
          </table:table-cell>
          <table:table-cell table:formula="of:=[.B52]*[.B50]" office:value-type="float" office:value="97.9593846153846">
            <text:p>97,9593846154</text:p>
          </table:table-cell>
          <table:table-cell office:value-type="string">
            <text:p>l</text:p>
          </table:table-cell>
          <table:table-cell office:value-type="string">
            <text:p>plastyfikator</text:p>
          </table:table-cell>
          <table:table-cell table:style-name="ce19" table:formula="of:=[.E52]*[.B53]" office:value-type="float" office:value="391.837538461538">
            <text:p>391,8375384615</text:p>
          </table:table-cell>
          <table:table-cell table:formula="of:=[.E53]" office:value-type="currency" office:currency="PLN" office:value="391.837538461538">
            <text:p>391,8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dysperbit zużucie m2</text:p>
          </table:table-cell>
          <table:table-cell office:value-type="float" office:value="1.5">
            <text:p>1,5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2">
          <table:table-cell office:value-type="string">
            <text:p>wysokosć izolowania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office:value-type="string">
            <text:p>stron do izolowani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pow izolacjia</text:p>
          </table:table-cell>
          <table:table-cell table:formula="of:=[.B57]*[.B56]*[.B41]" office:value-type="float" office:value="239.2">
            <text:p>239,2</text:p>
          </table:table-cell>
          <table:table-cell office:value-type="string">
            <text:p>m2</text:p>
          </table:table-cell>
          <table:table-cell office:value-type="string">
            <text:p>dysperbit 1kg</text:p>
          </table:table-cell>
          <table:table-cell table:style-name="ce18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dysperbit</text:p>
          </table:table-cell>
          <table:table-cell table:formula="of:=[.B58]*[.B55]" office:value-type="float" office:value="358.8">
            <text:p>358,8</text:p>
          </table:table-cell>
          <table:table-cell office:value-type="string">
            <text:p>kg</text:p>
          </table:table-cell>
          <table:table-cell office:value-type="string">
            <text:p>cena dysperbit</text:p>
          </table:table-cell>
          <table:table-cell table:style-name="ce19" table:formula="of:=[.E58]*[.B59]" office:value-type="float" office:value="1435.2">
            <text:p>1435,2</text:p>
          </table:table-cell>
          <table:table-cell table:formula="of:=[.E59]" office:value-type="currency" office:currency="PLN" office:value="1435.2">
            <text:p>1 435,2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bdów budynku</text:p>
          </table:table-cell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sytodur 15cm</text:p>
          </table:table-cell>
          <table:table-cell table:style-name="ce18" office:value-type="float" office:value="115">
            <text:p>115</text:p>
          </table:table-cell>
          <table:table-cell table:number-columns-repeated="1019"/>
        </table:table-row>
        <table:table-row table:style-name="ro2">
          <table:table-cell office:value-type="string">
            <text:p>styridur m2</text:p>
          </table:table-cell>
          <table:table-cell table:formula="of:=1.25*[.B61]" office:value-type="float" office:value="80">
            <text:p>80</text:p>
          </table:table-cell>
          <table:table-cell office:value-type="string">
            <text:p>m2</text:p>
          </table:table-cell>
          <table:table-cell office:value-type="string">
            <text:p>cena styrodur</text:p>
          </table:table-cell>
          <table:table-cell table:style-name="ce19" table:formula="of:=[.E61]*[.B62]" office:value-type="float" office:value="9200">
            <text:p>9200</text:p>
          </table:table-cell>
          <table:table-cell table:formula="of:=[.E62]" office:value-type="currency" office:currency="PLN" office:value="9200">
            <text:p>9 2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lia kubełkowa</text:p>
          </table:table-cell>
          <table:table-cell table:formula="of:=[.B61]" office:value-type="float" office:value="64">
            <text:p>64</text:p>
          </table:table-cell>
          <table:table-cell/>
          <table:table-cell office:value-type="string">
            <text:p>foli kubełkowa 1m</text:p>
          </table:table-cell>
          <table:table-cell table:style-name="ce18" office:value-type="float" office:value="5.8">
            <text:p>5,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9" table:formula="of:=[.B64]*[.E64]" office:value-type="float" office:value="371.2">
            <text:p>371,2</text:p>
          </table:table-cell>
          <table:table-cell table:formula="of:=[.E65]" office:value-type="currency" office:currency="PLN" office:value="371.2">
            <text:p>371,20 zł</text:p>
          </table:table-cell>
          <table:table-cell table:number-columns-repeated="1018"/>
        </table:table-row>
        <table:table-row table:style-name="ro1">
          <table:table-cell office:value-type="string">
            <text:p>powierzchnia zabudowy</text:p>
          </table:table-cell>
          <table:table-cell office:value-type="float" office:value="208">
            <text:p>208</text:p>
          </table:table-cell>
          <table:table-cell office:value-type="string">
            <text:p>m2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>
            <text:p>chodzik gr</text:p>
          </table:table-cell>
          <table:table-cell office:value-type="float" office:value="7">
            <text:p>7</text:p>
          </table:table-cell>
          <table:table-cell office:value-type="string">
            <text:p>cm</text:p>
          </table:table-cell>
          <table:table-cell office:value-type="string">
            <text:p>cena chudziak m3 </text:p>
          </table:table-cell>
          <table:table-cell table:style-name="ce18"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office:value-type="string">
            <text:p>chudziak obj</text:p>
          </table:table-cell>
          <table:table-cell table:formula="of:=[.B67]*[.B66]/100" office:value-type="float" office:value="14.56">
            <text:p>14,56</text:p>
          </table:table-cell>
          <table:table-cell office:value-type="string">
            <text:p>m3</text:p>
          </table:table-cell>
          <table:table-cell office:value-type="string">
            <text:p>cena beton</text:p>
          </table:table-cell>
          <table:table-cell table:style-name="ce19" table:formula="of:=[.B68]*[.E67]" office:value-type="float" office:value="3640">
            <text:p>3640</text:p>
          </table:table-cell>
          <table:table-cell table:formula="of:=[.E68]" office:value-type="currency" office:currency="PLN" office:value="3640">
            <text:p>3 640,00 zł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tyropian w podłodze pow</text:p>
          </table:table-cell>
          <table:table-cell table:style-name="ce5" office:value-type="float" office:value="154">
            <text:p>154</text:p>
          </table:table-cell>
          <table:table-cell table:style-name="ce5" office:value-type="string">
            <text:p>m2</text:p>
          </table:table-cell>
          <table:table-cell table:style-name="ce5" office:value-type="string">
            <text:p>cen za m2 styro</text:p>
          </table:table-cell>
          <table:table-cell table:style-name="ce5" office:value-type="float" office:value="0">
            <text:p>0</text:p>
          </table:table-cell>
          <table:table-cell table:style-name="ce26"/>
          <table:table-cell table:style-name="ce5" table:number-columns-repeated="2"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>
          <table:table-cell table:style-name="ce5" table:number-columns-repeated="4"/>
          <table:table-cell table:style-name="ce5" table:formula="of:=[.B69]*[.E69]" office:value-type="float" office:value="0">
            <text:p>0</text:p>
          </table:table-cell>
          <table:table-cell table:style-name="ce26" table:formula="of:=[.E70]" office:value-type="currency" office:currency="PLN" office:value="0">
            <text:p>0,00 zł</text:p>
          </table:table-cell>
          <table:table-cell table:style-name="ce5" table:number-columns-repeated="2"/>
          <table:table-cell table:style-name="ce27"/>
          <table:table-cell table:style-name="ce26"/>
          <table:table-cell table:style-name="ce5" table:number-columns-repeated="7"/>
          <table:table-cell table:style-name="ce27"/>
          <table:table-cell table:style-name="ce5" table:number-columns-repeated="1006"/>
        </table:table-row>
        <table:table-row table:style-name="ro1">
          <table:table-cell table:style-name="ce4" office:value-type="string">
            <text:p>SCIANY PARTERU</text:p>
          </table:table-cell>
          <table:table-cell table:style-name="ce8" table:number-columns-repeated="4"/>
          <table:table-cell table:style-name="ce25" table:formula="of:=SUM([.F72:.F102])" office:value-type="currency" office:currency="PLN" office:value="4182.9922">
            <text:p>4 182,99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loczek wys</text:p>
          </table:table-cell>
          <table:table-cell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ściana mur wys</text:p>
          </table:table-cell>
          <table:table-cell table:formula="of:=12*[.B73]" office:value-type="float" office:value="288">
            <text:p>288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dł scian konstr</text:p>
          </table:table-cell>
          <table:table-cell table:formula="of:=[.B22]"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 scian bez otworów</text:p>
          </table:table-cell>
          <table:table-cell table:formula="of:=[.B74]/100*[.B75]" office:value-type="float" office:value="264.96">
            <text:p>264,9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południe</text:p>
          </table:table-cell>
          <table:table-cell table:formula="of:=(150+2*90+2*120+350)*230/100/100" office:value-type="float" office:value="21.16">
            <text:p>21,1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zachód</text:p>
          </table:table-cell>
          <table:table-cell table:formula="of:=2.5*2.3" office:value-type="float" office:value="5.75">
            <text:p>5,7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północ</text:p>
          </table:table-cell>
          <table:table-cell table:formula="of:=3.5*0.9+1.6*2.1+3*0.9*2.3" office:value-type="float" office:value="12.72">
            <text:p>12,72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wschód</text:p>
          </table:table-cell>
          <table:table-cell table:formula="of:=3*2.2" office:value-type="float" office:value="6.6">
            <text:p>6,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drzwi wewnątrz</text:p>
          </table:table-cell>
          <table:table-cell table:formula="of:=4*0.8*2.05" office:value-type="float" office:value="6.56">
            <text:p>6,5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ów</text:p>
          </table:table-cell>
          <table:table-cell table:style-name="ce9" table:formula="of:=SUM([.B78:.B82])" office:value-type="float" office:value="52.79">
            <text:p>52,79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scian z otworami</text:p>
          </table:table-cell>
          <table:table-cell table:formula="of:=[.B77]-[.B83]" office:value-type="float" office:value="212.17">
            <text:p>212,17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boczna bloczka</text:p>
          </table:table-cell>
          <table:table-cell table:formula="of:=0.24*0.6" office:value-type="float" office:value="0.144">
            <text:p>0,144</text:p>
          </table:table-cell>
          <table:table-cell office:value-type="string">
            <text:p>m2</text:p>
          </table:table-cell>
          <table:table-cell office:value-type="string">
            <text:p>cena bloczek </text:p>
          </table:table-cell>
          <table:table-cell table:style-name="ce18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bloczków</text:p>
          </table:table-cell>
          <table:table-cell table:formula="of:=[.B84]/[.B85]" office:value-type="float" office:value="1473.40277777778">
            <text:p>1473,4027777778</text:p>
          </table:table-cell>
          <table:table-cell office:value-type="string">
            <text:p>szt</text:p>
          </table:table-cell>
          <table:table-cell office:value-type="string">
            <text:p>cena bloczek</text:p>
          </table:table-cell>
          <table:table-cell table:style-name="ce19" table:formula="of:=[.E85]*[.B87]" office:value-type="float" office:value="1440">
            <text:p>1440</text:p>
          </table:table-cell>
          <table:table-cell table:formula="of:=[.E86]" office:value-type="currency" office:currency="PLN" office:value="1440">
            <text:p>1 440,00 zł</text:p>
          </table:table-cell>
          <table:table-cell table:number-columns-repeated="1018"/>
        </table:table-row>
        <table:table-row table:style-name="ro1">
          <table:table-cell office:value-type="string">
            <text:p>dokupic bloczka</text:p>
          </table:table-cell>
          <table:table-cell office:value-type="float" office:value="96">
            <text:p>96</text:p>
          </table:table-cell>
          <table:table-cell office:value-type="string">
            <text:p>szt</text:p>
          </table:table-cell>
          <table:table-cell table:number-columns-repeated="1021"/>
        </table:table-row>
        <table:table-row table:style-name="ro1">
          <table:table-cell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8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88]*[.B84]/25" office:value-type="float" office:value="38.1906">
            <text:p>38,1906</text:p>
          </table:table-cell>
          <table:table-cell/>
          <table:table-cell office:value-type="string">
            <text:p>cena kleju</text:p>
          </table:table-cell>
          <table:table-cell table:style-name="ce19" table:formula="of:=[.B89]*[.E88]" office:value-type="float" office:value="954.765">
            <text:p>954,765</text:p>
          </table:table-cell>
          <table:table-cell table:formula="of:=[.E89]" office:value-type="currency" office:currency="PLN" office:value="954.765">
            <text:p>954,77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ierwsza warstwa, izolacja</text:p>
          </table:table-cell>
          <table:table-cell table:number-columns-repeated="3"/>
          <table:table-cell table:style-name="ce19" office:value-type="float" office:value="400">
            <text:p>400</text:p>
          </table:table-cell>
          <table:table-cell table:formula="of:=[.E91]" office:value-type="currency" office:currency="PLN" office:value="400">
            <text:p>4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aryczna dł belek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sredni przekrój belki</text:p>
          </table:table-cell>
          <table:table-cell/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etość belek</text:p>
          </table:table-cell>
          <table:table-cell/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office:value-type="string">
            <text:p>sumaryczna dł słupów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przekrój słupa</text:p>
          </table:table-cell>
          <table:table-cell/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ętość słupów</text:p>
          </table:table-cell>
          <table:table-cell/>
          <table:table-cell office:value-type="string">
            <text:p>m3</text:p>
          </table:table-cell>
          <table:table-cell office:value-type="string">
            <text:p>cena zbrojenia </text:p>
          </table:table-cell>
          <table:table-cell table:style-name="ce18" table:formula="of:=[.E32]" office:value-type="float" office:value="3.936">
            <text:p>3,936</text:p>
          </table:table-cell>
          <table:table-cell table:number-columns-repeated="1019"/>
        </table:table-row>
        <table:table-row table:style-name="ro1">
          <table:table-cell office:value-type="string">
            <text:p>objetosc belek i słupów</text:p>
          </table:table-cell>
          <table:table-cell/>
          <table:table-cell office:value-type="string">
            <text:p>m3</text:p>
          </table:table-cell>
          <table:table-cell office:value-type="string">
            <text:p>cena zbrojenia </text:p>
          </table:table-cell>
          <table:table-cell table:style-name="ce19" table:formula="of:=[.B101]*[.E98]" office:value-type="float" office:value="1388.2272">
            <text:p>1388,2272</text:p>
          </table:table-cell>
          <table:table-cell table:formula="of:=[.E99]" office:value-type="currency" office:currency="PLN" office:value="1388.2272">
            <text:p>1 388,23 zł</text:p>
          </table:table-cell>
          <table:table-cell table:number-columns-repeated="1018"/>
        </table:table-row>
        <table:table-row table:style-name="ro1">
          <table:table-cell office:value-type="string">
            <text:p>srednie zbrojenie belek i słupów</text:p>
          </table:table-cell>
          <table:table-cell/>
          <table:table-cell office:value-type="string">
            <text:p>kg/m3</text:p>
          </table:table-cell>
          <table:table-cell office:value-type="string">
            <text:p>cena betonu </text:p>
          </table:table-cell>
          <table:table-cell table:style-name="ce18" table:formula="of:=[.E23]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string">
            <text:p>zbrojenie na belki i słupy</text:p>
          </table:table-cell>
          <table:table-cell table:formula="of:=[zbrojenie.F3]+[zbrojenie.F4]" office:value-type="float" office:value="352.7">
            <text:p>352,7</text:p>
          </table:table-cell>
          <table:table-cell/>
          <table:table-cell office:value-type="string">
            <text:p>cena betonu </text:p>
          </table:table-cell>
          <table:table-cell table:style-name="ce19" table:formula="of:=[.B99]*[.E100]" office:value-type="float" office:value="0">
            <text:p>0</text:p>
          </table:table-cell>
          <table:table-cell table:formula="of:=[.E101]"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TROP</text:p>
          </table:table-cell>
          <table:table-cell table:style-name="ce8" table:number-columns-repeated="4"/>
          <table:table-cell table:style-name="ce25" table:formula="of:=SUM([.F104:.F111])" office:value-type="currency" office:currency="PLN" office:value="33308.8672">
            <text:p>33 308,87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 stropu</text:p>
          </table:table-cell>
          <table:table-cell office:value-type="float" office:value="215">
            <text:p>21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gr stropu</text:p>
          </table:table-cell>
          <table:table-cell office:value-type="float" office:value="20">
            <text:p>20</text:p>
          </table:table-cell>
          <table:table-cell office:value-type="string">
            <text:p>cm</text:p>
          </table:table-cell>
          <table:table-cell office:value-type="string">
            <text:p>cena betonu </text:p>
          </table:table-cell>
          <table:table-cell table:style-name="ce18" table:formula="of:=[.E23]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string">
            <text:p>obj stropu</text:p>
          </table:table-cell>
          <table:table-cell table:formula="of:=[.B106]/100*[.B105]" office:value-type="float" office:value="43">
            <text:p>43</text:p>
          </table:table-cell>
          <table:table-cell office:value-type="string">
            <text:p>m3</text:p>
          </table:table-cell>
          <table:table-cell office:value-type="string">
            <text:p>cena betonu </text:p>
          </table:table-cell>
          <table:table-cell table:style-name="ce19" table:formula="of:=[.B107]*[.E106]" office:value-type="float" office:value="17200">
            <text:p>17200</text:p>
          </table:table-cell>
          <table:table-cell table:formula="of:=[.E107]" office:value-type="currency" office:currency="PLN" office:value="17200">
            <text:p>17 2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średnie zbrojenie betonu</text:p>
          </table:table-cell>
          <table:table-cell table:formula="of:=[.B110]/[.B107]" office:value-type="float" office:value="95.1790697674419">
            <text:p>95,1790697674</text:p>
          </table:table-cell>
          <table:table-cell office:value-type="string">
            <text:p>kg/m3</text:p>
          </table:table-cell>
          <table:table-cell office:value-type="string">
            <text:p>cena zbrojenia </text:p>
          </table:table-cell>
          <table:table-cell table:style-name="ce18" table:formula="of:=[.E98]" office:value-type="float" office:value="3.936">
            <text:p>3,936</text:p>
          </table:table-cell>
          <table:table-cell table:number-columns-repeated="1019"/>
        </table:table-row>
        <table:table-row table:style-name="ro1">
          <table:table-cell office:value-type="string">
            <text:p>zbrojenie</text:p>
          </table:table-cell>
          <table:table-cell table:formula="of:=[zbrojenie.F5]+[zbrojenie.F6]+[zbrojenie.F7]" office:value-type="float" office:value="4092.7">
            <text:p>4092,7</text:p>
          </table:table-cell>
          <table:table-cell office:value-type="string">
            <text:p>kg</text:p>
          </table:table-cell>
          <table:table-cell office:value-type="string">
            <text:p>cena zbrojenia </text:p>
          </table:table-cell>
          <table:table-cell table:style-name="ce19" table:formula="of:=[.B110]*[.E109]" office:value-type="float" office:value="16108.8672">
            <text:p>16108,8672</text:p>
          </table:table-cell>
          <table:table-cell table:formula="of:=[.E110]" office:value-type="currency" office:currency="PLN" office:value="16108.8672">
            <text:p>16 108,87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CIANY PODDASZA</text:p>
          </table:table-cell>
          <table:table-cell table:style-name="ce8" table:number-columns-repeated="4"/>
          <table:table-cell table:style-name="ce25" table:formula="of:=SUM([.F113:.F130])" office:value-type="currency" office:currency="PLN" office:value="8002.2144">
            <text:p>8 002,21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bw sc kolankowej</text:p>
          </table:table-cell>
          <table:table-cell table:formula="of:=135/2" office:value-type="float" office:value="67.5">
            <text:p>67,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ilosc wartw na scianc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wys bloczka</text:p>
          </table:table-cell>
          <table:table-cell table:formula="of:=[.B73]"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wysokosc muru</text:p>
          </table:table-cell>
          <table:table-cell table:formula="of:=[.B116]*[.B115]/100" office:value-type="float" office:value="0.48">
            <text:p>0,4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powierzchnia muru scianki</text:p>
          </table:table-cell>
          <table:table-cell table:formula="of:=[.B117]*[.B114]" office:value-type="float" office:value="32.4">
            <text:p>32,4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szczytów</text:p>
          </table:table-cell>
          <table:table-cell office:value-type="float" office:value="30">
            <text:p>30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ierzchnia scian podasza ze słupamia</text:p>
          </table:table-cell>
          <table:table-cell table:formula="of:=[.B119]+[.B118]" office:value-type="float" office:value="62.4">
            <text:p>62,4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dł trzepieni</text:p>
          </table:table-cell>
          <table:table-cell table:formula="of:=12*[.B117]+3*3" office:value-type="float" office:value="14.76">
            <text:p>14,76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dł wieńća</text:p>
          </table:table-cell>
          <table:table-cell table:formula="of:=[.B114]+20" office:value-type="float" office:value="87.5">
            <text:p>87,5</text:p>
          </table:table-cell>
          <table:table-cell/>
          <table:table-cell office:value-type="string">
            <text:p>cena betonu </text:p>
          </table:table-cell>
          <table:table-cell table:style-name="ce18" table:formula="of:=[.E106]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string">
            <text:p>obj wienca i trzpieni</text:p>
          </table:table-cell>
          <table:table-cell table:formula="of:=([.B122]+[.B121])*0.24*0.24" office:value-type="float" office:value="5.890176">
            <text:p>5,890176</text:p>
          </table:table-cell>
          <table:table-cell office:value-type="string">
            <text:p>m2</text:p>
          </table:table-cell>
          <table:table-cell office:value-type="string">
            <text:p>cena betonu </text:p>
          </table:table-cell>
          <table:table-cell table:style-name="ce19" table:formula="of:=[.B123]*[.E122]" office:value-type="float" office:value="2356.0704">
            <text:p>2356,0704</text:p>
          </table:table-cell>
          <table:table-cell table:formula="of:=[.E123]" office:value-type="currency" office:currency="PLN" office:value="2356.0704">
            <text:p>2 356,07 zł</text:p>
          </table:table-cell>
          <table:table-cell table:number-columns-repeated="1018"/>
        </table:table-row>
        <table:table-row table:style-name="ro1">
          <table:table-cell office:value-type="string">
            <text:p>zbrojenie</text:p>
          </table:table-cell>
          <table:table-cell/>
          <table:table-cell office:value-type="string">
            <text:p>kg/m3</text:p>
          </table:table-cell>
          <table:table-cell office:value-type="string">
            <text:p>cena zbrojenia </text:p>
          </table:table-cell>
          <table:table-cell table:style-name="ce18" table:formula="of:=[.E109]" office:value-type="float" office:value="3.936">
            <text:p>3,936</text:p>
          </table:table-cell>
          <table:table-cell table:number-columns-repeated="1019"/>
        </table:table-row>
        <table:table-row table:style-name="ro1">
          <table:table-cell office:value-type="string">
            <text:p>zbrojeni</text:p>
          </table:table-cell>
          <table:table-cell table:formula="of:=[zbrojenie.F8]" office:value-type="float" office:value="389.3">
            <text:p>389,3</text:p>
          </table:table-cell>
          <table:table-cell/>
          <table:table-cell office:value-type="string">
            <text:p>cena zbrojenia </text:p>
          </table:table-cell>
          <table:table-cell table:style-name="ce19" table:formula="of:=[.B125]*[.E124]" office:value-type="float" office:value="1532.2848">
            <text:p>1532,2848</text:p>
          </table:table-cell>
          <table:table-cell table:formula="of:=[.E125]" office:value-type="currency" office:currency="PLN" office:value="1532.2848">
            <text:p>1 532,28 zł</text:p>
          </table:table-cell>
          <table:table-cell table:number-columns-repeated="1018"/>
        </table:table-row>
        <table:table-row table:style-name="ro1">
          <table:table-cell office:value-type="string">
            <text:p>rzeczywista pow muru</text:p>
          </table:table-cell>
          <table:table-cell table:formula="of:=[.B120]-[.B123]/0.24" office:value-type="float" office:value="37.8576">
            <text:p>37,8576</text:p>
          </table:table-cell>
          <table:table-cell office:value-type="string">
            <text:p>m2</text:p>
          </table:table-cell>
          <table:table-cell office:value-type="string">
            <text:p>cena bloczek</text:p>
          </table:table-cell>
          <table:table-cell table:style-name="ce18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bloczków na mur</text:p>
          </table:table-cell>
          <table:table-cell table:formula="of:=[.B126]/0.24/0.6" office:value-type="float" office:value="262.9">
            <text:p>262,9</text:p>
          </table:table-cell>
          <table:table-cell office:value-type="string">
            <text:p>szt</text:p>
          </table:table-cell>
          <table:table-cell office:value-type="string">
            <text:p>cena beton</text:p>
          </table:table-cell>
          <table:table-cell table:style-name="ce19" table:formula="of:=[.B127]*[.E126]" office:value-type="float" office:value="3943.5">
            <text:p>3943,5</text:p>
          </table:table-cell>
          <table:table-cell table:formula="of:=[.E127]" office:value-type="currency" office:currency="PLN" office:value="3943.5">
            <text:p>3 943,50 zł</text:p>
          </table:table-cell>
          <table:table-cell table:number-columns-repeated="1018"/>
        </table:table-row>
        <table:table-row table:style-name="ro1">
          <table:table-cell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8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128]*[.B126]/25" office:value-type="float" office:value="6.814368">
            <text:p>6,814368</text:p>
          </table:table-cell>
          <table:table-cell/>
          <table:table-cell office:value-type="string">
            <text:p>cena kleju</text:p>
          </table:table-cell>
          <table:table-cell table:style-name="ce19" table:formula="of:=[.B129]*[.E128]" office:value-type="float" office:value="170.3592">
            <text:p>170,3592</text:p>
          </table:table-cell>
          <table:table-cell table:formula="of:=[.E129]" office:value-type="currency" office:currency="PLN" office:value="170.3592">
            <text:p>170,36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ACH</text:p>
          </table:table-cell>
          <table:table-cell table:style-name="ce8" table:number-columns-repeated="4"/>
          <table:table-cell table:style-name="ce25" table:formula="of:=SUM([.F132:.F161])" office:value-type="currency" office:currency="PLN" office:value="62212.5937777778">
            <text:p>62 212,59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ługość dachu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długosć połaci</text:p>
          </table:table-cell>
          <table:table-cell table:formula="of:=6"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cena blacha </text:p>
          </table:table-cell>
          <table:table-cell table:style-name="ce18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string">
            <text:p>pow dachu</text:p>
          </table:table-cell>
          <table:table-cell table:formula="of:=[.B134]*2*[.B133]" office:value-type="float" office:value="264">
            <text:p>264</text:p>
          </table:table-cell>
          <table:table-cell office:value-type="string">
            <text:p>m2</text:p>
          </table:table-cell>
          <table:table-cell office:value-type="string">
            <text:p>cena blacha </text:p>
          </table:table-cell>
          <table:table-cell table:style-name="ce20" table:formula="of:=[.B135]*[.E134]" office:value-type="float" office:value="15840">
            <text:p>15840</text:p>
          </table:table-cell>
          <table:table-cell table:formula="of:=[.E135]" office:value-type="currency" office:currency="PLN" office:value="15840">
            <text:p>15 840,00 zł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ena reszta</text:p>
          </table:table-cell>
          <table:table-cell table:style-name="ce20" table:formula="of:=2*[.E135]" office:value-type="float" office:value="31680">
            <text:p>31680</text:p>
          </table:table-cell>
          <table:table-cell table:formula="of:=[.E136]" office:value-type="currency" office:currency="PLN" office:value="31680">
            <text:p>31 680,00 zł</text:p>
          </table:table-cell>
          <table:table-cell table:number-columns-repeated="1018"/>
        </table:table-row>
        <table:table-row table:style-name="ro1">
          <table:table-cell office:value-type="string">
            <text:p>dł skupków</text:p>
          </table:table-cell>
          <table:table-cell office:value-type="float" office:value="2.55">
            <text:p>2,5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ilość słupków</text:p>
          </table:table-cell>
          <table:table-cell table:formula="of:=2*7" office:value-type="float" office:value="14">
            <text:p>14</text:p>
          </table:table-cell>
          <table:table-cell office:value-type="string">
            <text:p>szt</text:p>
          </table:table-cell>
          <table:table-cell table:number-columns-repeated="1021"/>
        </table:table-row>
        <table:table-row table:style-name="ro1">
          <table:table-cell office:value-type="string">
            <text:p>dł słupków ogółem</text:p>
          </table:table-cell>
          <table:table-cell table:formula="of:=[.B138]+[.B137]" office:value-type="float" office:value="16.55">
            <text:p>16,5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dł kantuwek</text:p>
          </table:table-cell>
          <table:table-cell table:style-name="ce10" table:formula="of:=4*[.B133]" office:value-type="float" office:value="88">
            <text:p>8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przekrój</text:p>
          </table:table-cell>
          <table:table-cell table:formula="of:=0.16*0.16" office:value-type="float" office:value="0.0256">
            <text:p>0,025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</text:p>
          </table:table-cell>
          <table:table-cell table:style-name="ce11" table:formula="of:=[.B141]*[.B140]" office:value-type="float" office:value="2.2528">
            <text:p>2,2528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ł krokwy</text:p>
          </table:table-cell>
          <table:table-cell office:value-type="float" office:value="6.2">
            <text:p>6,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całkowita dł krokwy</text:p>
          </table:table-cell>
          <table:table-cell table:formula="of:=2*[.B144]*[.B133]/0.9" office:value-type="float" office:value="303.111111111111">
            <text:p>303,1111111111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dokosy słupków</text:p>
          </table:table-cell>
          <table:table-cell table:style-name="ce10" table:formula="of:=[.B138]*2*1.6" office:value-type="float" office:value="44.8">
            <text:p>44,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całk długość</text:p>
          </table:table-cell>
          <table:table-cell table:formula="of:=[.B146]+[.B145]" office:value-type="float" office:value="347.911111111111">
            <text:p>347,9111111111</text:p>
          </table:table-cell>
          <table:table-cell table:number-columns-repeated="1022"/>
        </table:table-row>
        <table:table-row table:style-name="ro1">
          <table:table-cell office:value-type="string">
            <text:p>przekrój</text:p>
          </table:table-cell>
          <table:table-cell table:formula="of:=0.08*0.16" office:value-type="float" office:value="0.0128">
            <text:p>0,0128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</text:p>
          </table:table-cell>
          <table:table-cell table:style-name="ce11" table:formula="of:=[.B148]*[.B147]" office:value-type="float" office:value="4.45326222222222">
            <text:p>4,4532622222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zstaw łat</text:p>
          </table:table-cell>
          <table:table-cell office:value-type="float" office:value="0.3">
            <text:p>0,3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dł łat</text:p>
          </table:table-cell>
          <table:table-cell table:style-name="ce10" table:formula="of:=[.B135]/[.B152]" office:value-type="float" office:value="880">
            <text:p>880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przekrój</text:p>
          </table:table-cell>
          <table:table-cell table:formula="of:=0.05*0.04" office:value-type="float" office:value="0.002">
            <text:p>0,002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</text:p>
          </table:table-cell>
          <table:table-cell table:style-name="ce11" table:formula="of:=[.B154]*[.B153]" office:value-type="float" office:value="1.76">
            <text:p>1,76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łogość kotrłat</text:p>
          </table:table-cell>
          <table:table-cell table:style-name="ce10" table:formula="of:=[.B145]" office:value-type="float" office:value="303.111111111111">
            <text:p>303,1111111111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przekrój</text:p>
          </table:table-cell>
          <table:table-cell table:formula="of:=0.025*0.05" office:value-type="float" office:value="0.00125">
            <text:p>0,0012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</text:p>
          </table:table-cell>
          <table:table-cell table:style-name="ce11" table:formula="of:=[.B158]*[.B157]" office:value-type="float" office:value="0.378888888888889">
            <text:p>0,3788888889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cena drewno </text:p>
          </table:table-cell>
          <table:table-cell table:style-name="ce18" office:value-type="float" office:value="1600">
            <text:p>1600</text:p>
          </table:table-cell>
          <table:table-cell table:number-columns-repeated="1019"/>
        </table:table-row>
        <table:table-row table:style-name="ro1">
          <table:table-cell office:value-type="string">
            <text:p>objętośc drewno ogółem</text:p>
          </table:table-cell>
          <table:table-cell table:formula="of:=1.15*[.B142]+[.B149]+[.B155]+[.B159]" office:value-type="float" office:value="9.18287111111111">
            <text:p>9,1828711111</text:p>
          </table:table-cell>
          <table:table-cell/>
          <table:table-cell office:value-type="string">
            <text:p>cena drewno </text:p>
          </table:table-cell>
          <table:table-cell table:style-name="ce19" table:formula="of:=[.B161]*[.E160]" office:value-type="float" office:value="14692.5937777778">
            <text:p>14692,5937777778</text:p>
          </table:table-cell>
          <table:table-cell table:formula="of:=[.E161]" office:value-type="currency" office:currency="PLN" office:value="14692.5937777778">
            <text:p>14 692,59 zł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DZIAŁÓWKI</text:p>
          </table:table-cell>
          <table:table-cell table:style-name="ce8" table:number-columns-repeated="4"/>
          <table:table-cell table:style-name="ce25" table:formula="of:=SUM([.F165:.F174])"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ł sc dziłowych</text:p>
          </table:table-cell>
          <table:table-cell table:formula="of:=95/2" office:value-type="float" office:value="47.5">
            <text:p>47,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wys sc działowych</text:p>
          </table:table-cell>
          <table:table-cell office:value-type="float" office:value="2.72">
            <text:p>2,7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liczba drzw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pow drzwi</text:p>
          </table:table-cell>
          <table:table-cell table:formula="of:=0.9*2.1" office:value-type="float" office:value="1.89">
            <text:p>1,89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mury</text:p>
          </table:table-cell>
          <table:table-cell table:formula="of:=[.B166]*[.B167]+[.B168]*[.B169]" office:value-type="float" office:value="138.65">
            <text:p>138,6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bloczka</text:p>
          </table:table-cell>
          <table:table-cell table:formula="of:=0.24*0.59" office:value-type="float" office:value="0.1416">
            <text:p>0,1416</text:p>
          </table:table-cell>
          <table:table-cell office:value-type="string">
            <text:p>m2</text:p>
          </table:table-cell>
          <table:table-cell office:value-type="string">
            <text:p>cena bloczek </text:p>
          </table:table-cell>
          <table:table-cell table:style-name="ce18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bloczków</text:p>
          </table:table-cell>
          <table:table-cell table:formula="of:=[.B170]/[.B171]" office:value-type="float" office:value="979.166666666667">
            <text:p>979,1666666667</text:p>
          </table:table-cell>
          <table:table-cell office:value-type="string">
            <text:p>szt</text:p>
          </table:table-cell>
          <table:table-cell office:value-type="string">
            <text:p>cena drewno </text:p>
          </table:table-cell>
          <table:table-cell table:style-name="ce19" table:formula="of:=[.B172]*[.E171]" office:value-type="float" office:value="9791.66666666667">
            <text:p>9791,6666666667</text:p>
          </table:table-cell>
          <table:table-cell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office:value-type="string">
            <text:p>kleju na 1m2 sciany</text:p>
          </table:table-cell>
          <table:table-cell office:value-type="float" office:value="2.25">
            <text:p>2,2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8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173]*[.B170]/25" office:value-type="float" office:value="12.4785">
            <text:p>12,4785</text:p>
          </table:table-cell>
          <table:table-cell/>
          <table:table-cell office:value-type="string">
            <text:p>cena kleju</text:p>
          </table:table-cell>
          <table:table-cell table:style-name="ce19" table:formula="of:=[.B174]*[.E173]" office:value-type="float" office:value="311.9625">
            <text:p>311,9625</text:p>
          </table:table-cell>
          <table:table-cell office:value-type="currency" office:currency="PLN" office:value="0">
            <text:p>0,00 zł</text:p>
          </table:table-cell>
          <table:table-cell table:number-columns-repeated="1018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brojenie" table:style-name="ta1" table:print="false">
        <table:table-column table:style-name="co2" table:number-columns-repeated="7" table:default-cell-style-name="Default"/>
        <table:table-row table:style-name="ro1">
          <table:table-cell office:value-type="string">
            <text:p>kg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undy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float" office:value="461.4">
            <text:p>461,4</text:p>
          </table:table-cell>
          <table:table-cell table:formula="of:=SUM([.B2:.E2])" office:value-type="float" office:value="576.4">
            <text:p>576,4</text:p>
          </table:table-cell>
          <table:table-cell/>
        </table:table-row>
        <table:table-row table:style-name="ro1">
          <table:table-cell office:value-type="string">
            <text:p>słupy</text:p>
          </table:table-cell>
          <table:table-cell office:value-type="float" office:value="26.9">
            <text:p>26,9</text:p>
          </table:table-cell>
          <table:table-cell table:number-columns-repeated="2"/>
          <table:table-cell office:value-type="float" office:value="84.4">
            <text:p>84,4</text:p>
          </table:table-cell>
          <table:table-cell table:formula="of:=SUM([.B3:.E3])" office:value-type="float" office:value="111.3">
            <text:p>111,3</text:p>
          </table:table-cell>
          <table:table-cell/>
        </table:table-row>
        <table:table-row table:style-name="ro1">
          <table:table-cell office:value-type="string">
            <text:p>belki</text:p>
          </table:table-cell>
          <table:table-cell office:value-type="float" office:value="45.2">
            <text:p>45,2</text:p>
          </table:table-cell>
          <table:table-cell table:number-columns-repeated="2"/>
          <table:table-cell office:value-type="float" office:value="196.2">
            <text:p>196,2</text:p>
          </table:table-cell>
          <table:table-cell table:formula="of:=SUM([.B4:.E4])" office:value-type="float" office:value="241.4">
            <text:p>241,4</text:p>
          </table:table-cell>
          <table:table-cell/>
        </table:table-row>
        <table:table-row table:style-name="ro1">
          <table:table-cell office:value-type="string">
            <text:p>wienic</text:p>
          </table:table-cell>
          <table:table-cell office:value-type="float" office:value="79.9">
            <text:p>79,9</text:p>
          </table:table-cell>
          <table:table-cell table:number-columns-repeated="2"/>
          <table:table-cell office:value-type="float" office:value="319.7">
            <text:p>319,7</text:p>
          </table:table-cell>
          <table:table-cell table:formula="of:=SUM([.B5:.E5])" office:value-type="float" office:value="399.6">
            <text:p>399,6</text:p>
          </table:table-cell>
          <table:table-cell/>
        </table:table-row>
        <table:table-row table:style-name="ro1">
          <table:table-cell office:value-type="string">
            <text:p>strop dolne</text:p>
          </table:table-cell>
          <table:table-cell/>
          <table:table-cell office:value-type="float" office:value="479.3">
            <text:p>479,3</text:p>
          </table:table-cell>
          <table:table-cell office:value-type="float" office:value="728.2">
            <text:p>728,2</text:p>
          </table:table-cell>
          <table:table-cell office:value-type="float" office:value="428.7">
            <text:p>428,7</text:p>
          </table:table-cell>
          <table:table-cell table:formula="of:=SUM([.B6:.E6])" office:value-type="float" office:value="1636.2">
            <text:p>1636,2</text:p>
          </table:table-cell>
          <table:table-cell/>
        </table:table-row>
        <table:table-row table:style-name="ro1">
          <table:table-cell office:value-type="string">
            <text:p>strop górne</text:p>
          </table:table-cell>
          <table:table-cell office:value-type="float" office:value="7.7">
            <text:p>7,7</text:p>
          </table:table-cell>
          <table:table-cell office:value-type="float" office:value="1145.5">
            <text:p>1145,5</text:p>
          </table:table-cell>
          <table:table-cell office:value-type="float" office:value="599.3">
            <text:p>599,3</text:p>
          </table:table-cell>
          <table:table-cell office:value-type="float" office:value="304.4">
            <text:p>304,4</text:p>
          </table:table-cell>
          <table:table-cell table:formula="of:=SUM([.B7:.E7])" office:value-type="float" office:value="2056.9">
            <text:p>2056,9</text:p>
          </table:table-cell>
          <table:table-cell/>
        </table:table-row>
        <table:table-row table:style-name="ro1">
          <table:table-cell office:value-type="string">
            <text:p>sciana kolankowa</text:p>
          </table:table-cell>
          <table:table-cell office:value-type="float" office:value="81.4">
            <text:p>81,4</text:p>
          </table:table-cell>
          <table:table-cell table:number-columns-repeated="2"/>
          <table:table-cell office:value-type="float" office:value="307.9">
            <text:p>307,9</text:p>
          </table:table-cell>
          <table:table-cell table:formula="of:=SUM([.B8:.E8])" office:value-type="float" office:value="389.3">
            <text:p>389,3</text:p>
          </table:table-cell>
          <table:table-cell/>
        </table:table-row>
        <table:table-row table:style-name="ro1">
          <table:table-cell/>
          <table:table-cell table:formula="of:=SUM([.B2:.B8])" office:value-type="float" office:value="356.1">
            <text:p>356,1</text:p>
          </table:table-cell>
          <table:table-cell table:formula="of:=SUM([.C2:.C8])" office:value-type="float" office:value="1624.8">
            <text:p>1624,8</text:p>
          </table:table-cell>
          <table:table-cell table:formula="of:=SUM([.D2:.D8])" office:value-type="float" office:value="1327.5">
            <text:p>1327,5</text:p>
          </table:table-cell>
          <table:table-cell table:formula="of:=SUM([.E2:.E8])" office:value-type="float" office:value="2102.7">
            <text:p>2102,7</text:p>
          </table:table-cell>
          <table:table-cell table:formula="of:=SUM([.B2:.E8])" office:value-type="float" office:value="5411.1">
            <text:p>5411,1</text:p>
          </table:table-cell>
          <table:table-cell/>
        </table:table-row>
        <table:table-row table:style-name="ro1">
          <table:table-cell table:number-columns-repeated="6"/>
          <table:table-cell table:formula="of:=[.F9]*[Arkusz2.E32]" office:value-type="float" office:value="21298.0896">
            <text:p>21298,08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02.02.2024</text:date>, <text:time>23:36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Gawda</meta:initial-creator>
    <meta:creation-date>2023-09-10T20:27:09.59</meta:creation-date>
    <meta:generator>OpenOffice/4.1.13$Win32 OpenOffice.org_project/4113m1$Build-9810</meta:generator>
    <dc:date>2024-02-02T23:36:11.62</dc:date>
    <dc:creator>Michał Gawda</dc:creator>
    <meta:editing-duration>PT6H6M45S</meta:editing-duration>
    <meta:editing-cycles>20</meta:editing-cycles>
    <meta:document-statistic meta:table-count="2" meta:cell-count="657" meta:object-count="0"/>
  </office:meta>
</office:document-meta>
</file>